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Segoe UI" svg:font-family="'Segoe UI'"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master-page-name="">
      <style:table-properties style:width="16.404cm" style:page-number="auto" table:align="left"/>
    </style:style>
    <style:style style:name="Table1.A" style:family="table-column">
      <style:table-column-properties style:column-width="7.699cm"/>
    </style:style>
    <style:style style:name="Table1.B" style:family="table-column">
      <style:table-column-properties style:column-width="3.995cm"/>
    </style:style>
    <style:style style:name="Table1.C" style:family="table-column">
      <style:table-column-properties style:column-width="4.71cm"/>
    </style:style>
    <style:style style:name="Table1.A1" style:family="table-cell">
      <style:table-cell-properties style:vertical-align="middle" fo:background-color="#ffffff" fo:padding-left="0.344cm" fo:padding-right="0.344cm" fo:padding-top="0.159cm" fo:padding-bottom="0.159cm" fo:border="0.75pt solid #dfe2e5" style:writing-mode="lr-tb">
        <style:background-image/>
      </style:table-cell-properties>
    </style:style>
    <style:style style:name="Table1.A3" style:family="table-cell">
      <style:table-cell-properties style:vertical-align="middle" fo:background-color="#f6f8fa" fo:padding-left="0.344cm" fo:padding-right="0.344cm" fo:padding-top="0.159cm" fo:padding-bottom="0.159cm" fo:border="0.75pt solid #dfe2e5" style:writing-mode="lr-tb">
        <style:background-image/>
      </style:table-cell-properties>
    </style:style>
    <style:style style:name="P1" style:family="paragraph" style:parent-style-name="Normal">
      <style:paragraph-properties fo:margin-top="0cm" fo:margin-bottom="0.423cm" loext:contextual-spacing="false" fo:line-height="100%"/>
      <style:text-properties fo:color="#24292e" style:font-name="Segoe UI" fo:font-size="12pt" style:font-name-asian="Times New Roman" style:font-size-asian="12pt" style:language-asian="ru" style:country-asian="RU" style:font-name-complex="Segoe UI" style:font-size-complex="12pt"/>
    </style:style>
    <style:style style:name="P2" style:family="paragraph" style:parent-style-name="Normal">
      <loext:graphic-properties draw:fill="solid" draw:fill-color="#ffffff" draw:opacity="100%"/>
      <style:paragraph-properties fo:margin-top="0cm" fo:margin-bottom="0.423cm" loext:contextual-spacing="false" fo:line-height="100%" fo:background-color="#ffffff"/>
      <style:text-properties fo:color="#24292e" style:font-name="Segoe UI" fo:font-size="12pt" style:font-name-asian="Times New Roman" style:font-size-asian="12pt" style:language-asian="ru" style:country-asian="RU" style:font-name-complex="Segoe UI" style:font-size-complex="12pt"/>
    </style:style>
    <style:style style:name="P3" style:family="paragraph" style:parent-style-name="Normal">
      <style:paragraph-properties fo:margin-top="0cm" fo:margin-bottom="0.423cm" loext:contextual-spacing="false" fo:line-height="100%" fo:text-align="center" style:justify-single-word="false"/>
      <style:text-properties fo:color="#24292e" style:font-name="Segoe UI" fo:font-size="12pt" fo:font-weight="bold" style:font-name-asian="Times New Roman" style:font-size-asian="12pt" style:language-asian="ru" style:country-asian="RU" style:font-weight-asian="bold" style:font-name-complex="Segoe UI" style:font-size-complex="12pt" style:font-weight-complex="bold"/>
    </style:style>
    <style:style style:name="P4" style:family="paragraph" style:parent-style-name="Normal">
      <loext:graphic-properties draw:fill="solid" draw:fill-color="#ffffff" draw:opacity="100%"/>
      <style:paragraph-properties fo:margin-top="0cm" fo:margin-bottom="0.423cm" loext:contextual-spacing="false" fo:line-height="100%" fo:background-color="#ffffff"/>
    </style:style>
    <style:style style:name="P5" style:family="paragraph" style:parent-style-name="Normal">
      <style:paragraph-properties fo:margin-top="0cm" fo:margin-bottom="0cm" loext:contextual-spacing="false" fo:line-height="100%"/>
      <style:text-properties fo:color="#24292e" style:font-name="Segoe UI" fo:font-size="12pt" style:font-name-asian="Times New Roman" style:font-size-asian="12pt" style:language-asian="ru" style:country-asian="RU" style:font-name-complex="Segoe UI" style:font-size-complex="12pt"/>
    </style:style>
    <style:style style:name="P6" style:family="paragraph" style:parent-style-name="Normal" style:master-page-name="MP0">
      <loext:graphic-properties draw:fill="solid" draw:fill-color="#ffffff" draw:opacity="100%"/>
      <style:paragraph-properties fo:margin-top="0.176cm" fo:margin-bottom="0.423cm" loext:contextual-spacing="false" fo:line-height="100%" style:page-number="auto" fo:break-before="page" fo:background-color="#ffffff" fo:padding-left="0cm" fo:padding-right="0cm" fo:padding-top="0cm" fo:padding-bottom="0.141cm" fo:border-left="none" fo:border-right="none" fo:border-top="none" fo:border-bottom="0.74pt solid #eaecef" style:shadow="none"/>
      <style:text-properties fo:color="#24292e" style:font-name="Segoe UI" fo:font-size="24pt" fo:font-weight="bold" style:letter-kerning="true" style:font-name-asian="Times New Roman" style:font-size-asian="24pt" style:language-asian="ru" style:country-asian="RU" style:font-weight-asian="bold" style:font-name-complex="Segoe UI" style:font-size-complex="24pt" style:font-weight-complex="bold"/>
    </style:style>
    <style:style style:name="P7" style:family="paragraph" style:parent-style-name="Normal" style:list-style-name="L1">
      <loext:graphic-properties draw:fill="solid" draw:fill-color="#ffffff" draw:opacity="100%"/>
      <style:paragraph-properties fo:margin-top="0.423cm" fo:margin-bottom="0.423cm" loext:contextual-spacing="false" fo:line-height="100%" fo:background-color="#ffffff"/>
      <style:text-properties fo:color="#24292e" style:font-name="Segoe UI" fo:font-size="12pt" style:font-name-asian="Times New Roman" style:font-size-asian="12pt" style:language-asian="ru" style:country-asian="RU" style:font-name-complex="Segoe UI" style:font-size-complex="12pt"/>
    </style:style>
    <style:style style:name="P8" style:family="paragraph" style:parent-style-name="Normal" style:list-style-name="L2">
      <loext:graphic-properties draw:fill="solid" draw:fill-color="#ffffff" draw:opacity="100%"/>
      <style:paragraph-properties fo:margin-top="0.423cm" fo:margin-bottom="0.423cm" loext:contextual-spacing="false" fo:line-height="100%" fo:background-color="#ffffff"/>
      <style:text-properties fo:color="#24292e" style:font-name="Segoe UI" fo:font-size="12pt" style:font-name-asian="Times New Roman" style:font-size-asian="12pt" style:language-asian="ru" style:country-asian="RU" style:font-name-complex="Segoe UI" style:font-size-complex="12pt"/>
    </style:style>
    <style:style style:name="P9" style:family="paragraph" style:parent-style-name="Normal">
      <loext:graphic-properties draw:fill="solid" draw:fill-color="#ffffff" draw:opacity="100%"/>
      <style:paragraph-properties fo:margin-top="0.635cm" fo:margin-bottom="0.423cm" loext:contextual-spacing="false" fo:line-height="100%" fo:background-color="#ffffff" fo:padding-left="0cm" fo:padding-right="0cm" fo:padding-top="0cm" fo:padding-bottom="0.141cm" fo:border-left="none" fo:border-right="none" fo:border-top="none" fo:border-bottom="0.74pt solid #eaecef" style:shadow="none"/>
      <style:text-properties fo:color="#24292e" style:font-name="Segoe UI" fo:font-size="18pt" fo:font-weight="bold" style:font-name-asian="Times New Roman" style:font-size-asian="18pt" style:language-asian="ru" style:country-asian="RU" style:font-weight-asian="bold" style:font-name-complex="Segoe UI" style:font-size-complex="18pt" style:font-weight-complex="bold"/>
    </style:style>
    <style:style style:name="P10" style:family="paragraph" style:parent-style-name="Normal">
      <loext:graphic-properties draw:fill="solid" draw:fill-color="#ffffff" draw:opacity="100%"/>
      <style:paragraph-properties fo:margin-top="0.635cm" fo:margin-bottom="0.423cm" loext:contextual-spacing="false" fo:line-height="100%" fo:background-color="#ffffff"/>
      <style:text-properties fo:color="#24292e" style:font-name="Segoe UI" fo:font-size="15pt" fo:font-weight="bold" style:font-name-asian="Times New Roman" style:font-size-asian="15pt" style:language-asian="ru" style:country-asian="RU" style:font-weight-asian="bold" style:font-name-complex="Segoe UI" style:font-size-complex="15pt" style:font-weight-complex="bold"/>
    </style:style>
    <style:style style:name="P11" style:family="paragraph" style:parent-style-name="Normal" style:list-style-name="L3">
      <loext:graphic-properties draw:fill="solid" draw:fill-color="#ffffff" draw:opacity="100%"/>
      <style:paragraph-properties fo:margin-top="0.176cm" fo:margin-bottom="0.176cm" loext:contextual-spacing="false" fo:line-height="100%" fo:background-color="#ffffff"/>
      <style:text-properties fo:color="#24292e" style:font-name="Segoe UI" fo:font-size="12pt" style:font-name-asian="Times New Roman" style:font-size-asian="12pt" style:language-asian="ru" style:country-asian="RU" style:font-name-complex="Segoe UI" style:font-size-complex="12pt"/>
    </style:style>
    <style:style style:name="P12" style:family="paragraph" style:parent-style-name="Normal" style:list-style-name="L3">
      <loext:graphic-properties draw:fill="solid" draw:fill-color="#ffffff" draw:opacity="100%"/>
      <style:paragraph-properties fo:margin-top="0.106cm" fo:margin-bottom="0.176cm" loext:contextual-spacing="false" fo:line-height="100%" fo:background-color="#ffffff"/>
      <style:text-properties fo:color="#24292e" style:font-name="Segoe UI" fo:font-size="12pt" style:font-name-asian="Times New Roman" style:font-size-asian="12pt" style:language-asian="ru" style:country-asian="RU" style:font-name-complex="Segoe UI" style:font-size-complex="12pt"/>
    </style:style>
    <style:style style:name="P13" style:family="paragraph" style:parent-style-name="Normal">
      <loext:graphic-properties draw:fill="none"/>
      <style:paragraph-properties fo:margin-left="0cm" fo:margin-right="2.2cm" fo:margin-top="0cm" fo:margin-bottom="0.423cm" loext:contextual-spacing="false" fo:line-height="100%" fo:text-align="center" style:justify-single-word="false" fo:hyphenation-ladder-count="no-limit" fo:text-indent="0cm" style:auto-text-indent="false" fo:background-color="transparent">
        <style:tab-stops>
          <style:tab-stop style:position="0.503cm"/>
        </style:tab-stops>
      </style:paragraph-properties>
      <style:text-properties fo:color="#24292e" style:font-name="Segoe UI" fo:font-size="12pt" fo:font-weight="bold" style:font-name-asian="Times New Roman" style:font-size-asian="12pt" style:language-asian="ru" style:country-asian="RU" style:font-weight-asian="bold" style:font-name-complex="Segoe UI" style:font-size-complex="12pt" style:font-weight-complex="bold" fo:hyphenate="false"/>
    </style:style>
    <style:style style:name="P14" style:family="paragraph" style:parent-style-name="Normal">
      <loext:graphic-properties draw:fill="none"/>
      <style:paragraph-properties fo:margin-left="0cm" fo:margin-right="2.2cm" fo:margin-top="0cm" fo:margin-bottom="0.423cm" loext:contextual-spacing="false" fo:line-height="100%" fo:hyphenation-ladder-count="no-limit" fo:text-indent="0cm" style:auto-text-indent="false" fo:background-color="transparent">
        <style:tab-stops>
          <style:tab-stop style:position="0.503cm"/>
        </style:tab-stops>
      </style:paragraph-properties>
      <style:text-properties fo:color="#24292e" style:font-name="Segoe UI" fo:font-size="12pt" style:font-name-asian="Times New Roman" style:font-size-asian="12pt" style:language-asian="ru" style:country-asian="RU" style:font-name-complex="Segoe UI" style:font-size-complex="12pt" fo:hyphenate="false"/>
    </style:style>
    <style:style style:name="P15" style:family="paragraph" style:parent-style-name="Normal">
      <loext:graphic-properties draw:fill="none"/>
      <style:paragraph-properties fo:margin-left="0cm" fo:margin-right="2.2cm" fo:margin-top="0cm" fo:margin-bottom="0.423cm" loext:contextual-spacing="false" fo:line-height="100%" fo:hyphenation-ladder-count="no-limit" fo:text-indent="0cm" style:auto-text-indent="false" fo:background-color="transparent">
        <style:tab-stops>
          <style:tab-stop style:position="0.503cm"/>
        </style:tab-stops>
      </style:paragraph-properties>
      <style:text-properties style:font-name="Times New Roman" fo:font-size="10pt" style:font-name-asian="Times New Roman" style:font-size-asian="10pt" style:language-asian="ru" style:country-asian="RU" style:font-name-complex="Times New Roman" style:font-size-complex="10pt" fo:hyphenate="false"/>
    </style:style>
    <style:style style:name="T1" style:family="text">
      <style:text-properties fo:color="#24292e" style:font-name="Segoe UI" fo:font-size="12pt" style:font-name-asian="Times New Roman" style:font-size-asian="12pt" style:language-asian="ru" style:country-asian="RU" style:font-name-complex="Segoe UI" style:font-size-complex="12pt"/>
    </style:style>
    <style:style style:name="T2" style:family="text">
      <style:text-properties fo:color="#24292e" style:font-name="Segoe UI" fo:font-size="12pt" fo:font-style="italic" style:font-name-asian="Times New Roman" style:font-size-asian="12pt" style:language-asian="ru" style:country-asian="RU" style:font-style-asian="italic" style:font-name-complex="Segoe UI" style:font-size-complex="12pt" style:font-style-complex="italic"/>
    </style:style>
    <text:list-style style:name="L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3LVL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3LVL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Станции</text:h>
      <text:p text:style-name="P2">С точки зрения железа станции должны быть двух типов:</text:p>
      <text:list xml:id="list689724548" text:style-name="L1">
        <text:list-item>
          <text:p text:style-name="P7">“автономные” - без Bluetooth</text:p>
        </text:list-item>
        <text:list-item>
          <text:p text:style-name="P7">“судейские” - с Bluetooth и увеличенным объемом памяти</text:p>
        </text:list-item>
      </text:list>
      <text:p text:style-name="P2">Автономные станции ставятся на КП, судейские - на все обитаемые точки. На финишах использование судейских станций обязательно, на остальных обитаемых точках желательно. На необитаемые КП судейские станции вешать можно, но не нужно.</text:p>
      <text:p text:style-name="P2">С точки зрения софта станции могут находиться в одном из трех режимов:</text:p>
      <text:list xml:id="list4293401672" text:style-name="L2">
        <text:list-item>
          <text:p text:style-name="P8">Режим инициализации чипов (только “судейские” станции)</text:p>
        </text:list-item>
        <text:list-item>
          <text:p text:style-name="P8">Режим работы финишным КП (только “судейские” станции)</text:p>
        </text:list-item>
        <text:list-item>
          <text:p text:style-name="P8">Режим работы любым КП, кроме финишного</text:p>
        </text:list-item>
      </text:list>
      <text:p text:style-name="P2">Переключение между режимами может производиться по Bluetooth и с помощью мастер-чипа. Взаимодействие с чипами</text:p>
      <text:h text:style-name="P9" text:outline-level="2">1. В режиме инициализации.</text:h>
      <text:p text:style-name="P2">Станция ждет, когда на нее положат чип, а затем ждет данных от приложения на планшете. Приложение передает данные на станцию и та, в случае наличия чипа, работает с ним, иначе сигнализирует ошибку. Станция считывает из чипа UID и время предыдущей инициализации. Если оно было менее недели назад, чип не является мастер-чипом и на нем есть отметки на станциях, то инициализация не происходит и станция сигнализирует об ошибке (чтобы случайно не затереть чип, которым уже начала пользоваться команда). Если все ок, то новые данные записываются в чип. Все предыдущие отметки на станциях стираются. В чип участников пишется:</text:p>
      <text:list xml:id="list3010293230" text:style-name="L3">
        <text:list-item>
          <text:p text:style-name="P11">номер команды</text:p>
        </text:list-item>
        <text:list-item>
          <text:p text:style-name="P12">время инициализации</text:p>
        </text:list-item>
        <text:list-item>
          <text:p text:style-name="P12">номер марш-броска</text:p>
        </text:list-item>
        <text:list-item>
          <text:p text:style-name="P12"><text:soft-page-break/>битовая маска участников В мастер-чип пишется та инструкция, которая должна будет потом исполняться с помощью этого мастер-чипа.</text:p>
        </text:list-item>
      </text:list>
      <text:h text:style-name="P9" text:outline-level="2">2. В режиме КП</text:h>
      <text:p text:style-name="P2">Станция читает из чипа номер команды, номер марш-броска, битовую маску участников. Если в чипе ничего этого нет, а это мастер-чип, то выполняется инструкция из мастер-чипа. Если номер станции равен нулю, то станция сигнализирует об ошибке (считаем, что это станция без присвоенного номера, которая не должна работать с чипами участников)</text:p>
      <text:p text:style-name="P2">Если время инициализации чипа отличается от текущего времени станции более, чем на неделю, то станция сигнализирует об ошибке и больше ничего не делает.</text:p>
      <text:p text:style-name="P2">Если станция судейская, а номер последнего взятого КП не совпадает с номером станции, то станция также копирует себе в память все данные с чипа (список взятых КП и времена на этих КП).</text:p>
      <text:p text:style-name="P2">Если номер марш-броска или битовая маска участников для команды с данным номером, хранящаяся в станции (полученная ранее по Bluetooth), не совпадает с этими данными в чипе, то станция записывает их из станции в чип и не записывает в чип факт посещения КП (так как в этот раз чип поднесли, чтобы обновить в нем битовую маску).</text:p>
      <text:p text:style-name="P2">В режиме финишного КП: Если битовая маска в станции совпадает с маской в чипе или же маска для данной команды в памяти станции станции отсутствует, то станция регистрирует посещение КП. Для этого она записывает в конец списка в чипе свой номер и время, а также записывает себе в память в конец списка команд, взявших этот КП, номер команды и время.</text:p>
      <text:p text:style-name="P2">В режиме обычного КП: Если битовая маска в станции совпадает с маской в чипе или же маска для данной команды в станции станции отсутствует, то станция сравнивает номер последнего взятого КП со своим номером. Если они совпадают (попытка повторной отметки на станции), то ничего не происходит. Если они отличаются, то станция регистрирует посещение КП. Для этого она записывает в конец списка в чипе свой номер и время, а также записывает себе в память в конец списка команд, взявших этот КП, номер команды и время.</text:p>
      <text:h text:style-name="P10" text:outline-level="3">Взаимодействие с приложением (API)</text:h>
      <text:p text:style-name="P2">Станция выступает в роли Bluetooth-сервера, приложение на планшете - в роли клиента. Приложение может делать поиск всех доступных на данный момент станций, подключаться к одной или нескольким станциям, давать им команды и ожидать ответа. Каждая станция должна иметь в Bluetooth уникальное имя, состоящее из “Sportiduino-“ и серийного номера станции (задаваемого при его <text:soft-page-break/>производстве). Перед вызовом любой функции приложение очищает входной буфер на тот случай, если там остался ответ станции на предыдущую команду, который станция отправила слишком поздно, когда приложение перестало ждать ответа. Ответ станции приложение ждет не более 1 секунды, если он не получен, то приложение считает, что связь со станцией потеряна и вызов закончился ошибкой.</text:p>
      <text:h text:style-name="P9" text:outline-level="2">1. Универсальные функции для всех режимов</text:h>
      <text:h text:style-name="P10" text:outline-level="3">SetMode</text:h>
      <text:p text:style-name="P2">вход: номер нового режима, в который должна перейти станция : byte, номер станции : byte выход: код выполнения команды (0 - успех, &gt;0 - код ошибки) : byte, время на станции : dword примечание: если номер станции, указанный при вызове функции, не совпадает с текущим номером станции, то возвращать ошибку - для смены номера станции используем функцию ResetStation</text:p>
      <text:h text:style-name="P10" text:outline-level="3">SetTime</text:h>
      <text:p text:style-name="P2">вход: время с планшета (скорее всего это будет UTC+3) : dword выход: код выполнения команды (0 - успех, &gt;0 - код ошибки) : byte, время на станции : dword</text:p>
      <text:h text:style-name="P10" text:outline-level="3">ResetStation</text:h>
      <text:p text:style-name="P2">вход: новый номер станции : byte, старый номер станции : byte, количество отметок чипов, которое должно быть на данной станции, : word, время последней отметки на данной станции : dword выход: код выполнения команды (0 - успех, &gt;0 - код ошибки) : byte, время на станции : dword примечание: возможность смены номера станции и стирания всех данных в ней нужна как минимум для подготовки станции к новому ММБ, но надо обезопаситься от случайного стирания данных в станции, поэтому при вызове этой функции мы сообщаем станции информацию о том, какие данные мы уже считали из станции, чтобы она могла спокойно все удалить, если новых данных не появилось. примечание: перед тем, как перевести станцию в режим инициализации, приложение будет менять ее номер на 0, чтобы потом при использовании этой станции на другой активной точке требовалось в явном виде задать ее новый правильный номер.</text:p>
      <text:h text:style-name="P9" text:outline-level="2">2. Режим инициализации</text:h>
      <text:h text:style-name="P10" text:outline-level="3"><text:soft-page-break/>GetStatus</text:h>
      <text:p text:style-name="P2">вход: отсутствует выход: код выполнения команды (0 - успех, &gt;0 - код ошибки) : byte, время на станции : dword, номер режима (2 или 3) : byte, номер станции : byte, количество отметок чипов на данной станции : word, время последней отметки на данной станции : dword</text:p>
      <text:h text:style-name="P10" text:outline-level="3">InitChip</text:h>
      <text:p text:style-name="P2">вход: номер команды (для мастер-чипа это 0xffff, далее для мастер-чипа следуют инструкции, которые в него надо записать [AZ Саша В., какой точный формат данных для мастер-чипа?]) : word, тип чипа [AZ Саша В., что сюда надо писать?] : word, время инициализации : dword, номер ммб : word, битовая маска явившихся на старт участников : word, 0x00000000 (reserved) : dword выход: код выполнения команды (0 - успех, &gt;0 - код ошибки) : byte, время на станции в момент инициализации чипа : dword, UID инициализированного чипа : dword</text:p>
      <text:h text:style-name="P9" text:outline-level="2">3. Оба режима работы как КП</text:h>
      <text:h text:style-name="P10" text:outline-level="3">GetStatus</text:h>
      <text:p text:style-name="P2">вход: отсутствует выход: код выполнения команды (0 - успех, &gt;0 - код ошибки) : byte, время на станции : dword, номер режима (2 или 3) : byte, номер станции : byte, количество отметок чипов на данной станции : word, время последней отметки на данной станции : dword</text:p>
      <text:h text:style-name="P10" text:outline-level="3">GetLastTeams</text:h>
      <text:p text:style-name="P2">вход: отсутствует выход: код выполнения команды (0 - успех, &gt;0 - код ошибки) : byte, время на станции : dword, массив из пар “информация о чипе : четыре dword, см. InitChip” - “время отметки : dword” примечание: планшет будет раз в секунду опрашивать станцию этой функцией, чтобы сразу показать на экране только что отметившуюся команду и позволить судье ввести сходы участников //AV Упростил эту функцию, на запрос будет выдаваться только последняя выполненная отметка</text:p>
      <text:h text:style-name="P10" text:outline-level="3">GetChipsHistory</text:h>
      <text:p text:style-name="P2">вход: время (возвращать только те данные, которые были считаны из чипов после этого времени) : dword выход: код выполнения команды (0 - успех, &gt;0 - код ошибки) : byte, время на станции : dword, [AZ Саша В., напиши, в каком виде тебе <text:soft-page-break/>удобнее сообщать данные с чипов о посещении других станций, чтобы тебе делать меньше манипуляций с данными при их отдаче] примечание: функция для копирования в приложение всех данных с чипов (о посещении других станций), прошедших через данную станцию</text:p>
      <text:h text:style-name="P10" text:outline-level="3">UpdateTeamMask</text:h>
      <text:p text:style-name="P2">вход: номер команды: word, новая битовая маска участников: word выход: код выполнения команды (0 - успех, &gt;0 - код ошибки) : byte, время на станции : dword</text:p>
      <text:h text:style-name="P10" text:outline-level="3">GetStationClones</text:h>
      <text:p text:style-name="P2">вход: отсутствует выход: код выполнения команды (0 - успех, &gt;0 - код ошибки) : byte, время на станции : dword, все данные с обычной станций без Bluetooth, склонированные на нашу станцию с помощью мастер-чипов</text:p>
      <text:h text:style-name="P10" text:outline-level="3">WriteMasterChip</text:h>
      <text:p text:style-name="P4"><text:span text:style-name="Default_20_Paragraph_20_Font"><text:span text:style-name="T1">вход: Тип мастер чипа: byte, год-2000: byte, месяц: byte, день: byte, час: byte, минута: byte, секунда: byte, новый номер станции: byte, новый пароль :3</text:span></text:span><text:span text:style-name="Default_20_Paragraph_20_Font"><text:span text:style-name="T2">byte,старый пароль 3</text:span></text:span><text:span text:style-name="Default_20_Paragraph_20_Font"><text:span text:style-name="T1">byte, настройки станции: byte, выход: код выполнения команды (0 - успех, &gt;0 - код ошибки) : byte, время на</text:span></text:span></text:p>
      <text:p text:style-name="P2">##Передача в обе стороны с помощью 32-байтных пакетов со следующей структурой:</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P5"/>
            </table:table-cell>
            <table:table-cell table:style-name="Table1.A1" office:value-type="string">
              <text:p text:style-name="P3">Значение</text:p>
            </table:table-cell>
            <table:table-cell table:style-name="Table1.A1" office:value-type="string">
              <text:p text:style-name="P13">Адрес байта в пакете</text:p>
            </table:table-cell>
          </table:table-row>
        </table:table-header-rows>
        <table:table-row>
          <table:table-cell table:style-name="Table1.A1" office:value-type="string">
            <text:p text:style-name="P1">Старт</text:p>
          </table:table-cell>
          <table:table-cell table:style-name="Table1.A1" office:value-type="string">
            <text:p text:style-name="P1">0xFE</text:p>
          </table:table-cell>
          <table:table-cell table:style-name="Table1.A1" office:value-type="string">
            <text:p text:style-name="P14">0</text:p>
          </table:table-cell>
        </table:table-row>
        <table:table-row>
          <table:table-cell table:style-name="Table1.A3" office:value-type="string">
            <text:p text:style-name="P1">Старт</text:p>
          </table:table-cell>
          <table:table-cell table:style-name="Table1.A3" office:value-type="string">
            <text:p text:style-name="P1">0xFE</text:p>
          </table:table-cell>
          <table:table-cell table:style-name="Table1.A3" office:value-type="string">
            <text:p text:style-name="P14">1</text:p>
          </table:table-cell>
        </table:table-row>
        <table:table-row>
          <table:table-cell table:style-name="Table1.A1" office:value-type="string">
            <text:p text:style-name="P1">Старт</text:p>
          </table:table-cell>
          <table:table-cell table:style-name="Table1.A1" office:value-type="string">
            <text:p text:style-name="P1">0xFE</text:p>
          </table:table-cell>
          <table:table-cell table:style-name="Table1.A1" office:value-type="string">
            <text:p text:style-name="P14">2</text:p>
          </table:table-cell>
        </table:table-row>
        <table:table-row>
          <table:table-cell table:style-name="Table1.A3" office:value-type="string">
            <text:p text:style-name="P1">Старт</text:p>
          </table:table-cell>
          <table:table-cell table:style-name="Table1.A3" office:value-type="string">
            <text:p text:style-name="P1">0xFE</text:p>
          </table:table-cell>
          <table:table-cell table:style-name="Table1.A3" office:value-type="string">
            <text:p text:style-name="P14">3</text:p>
          </table:table-cell>
        </table:table-row>
        <table:table-row>
          <table:table-cell table:style-name="Table1.A1" office:value-type="string">
            <text:p text:style-name="P1">Номер команды</text:p>
          </table:table-cell>
          <table:table-cell table:style-name="Table1.A1" office:value-type="string">
            <text:p text:style-name="P1"/>
          </table:table-cell>
          <table:table-cell table:style-name="Table1.A1" office:value-type="string">
            <text:p text:style-name="P14">4</text:p>
          </table:table-cell>
        </table:table-row>
        <text:soft-page-break/>
        <table:table-row>
          <table:table-cell table:style-name="Table1.A3" office:value-type="string">
            <text:p text:style-name="P1">Если пакет не последний - 128,</text:p>
          </table:table-cell>
          <table:table-cell table:style-name="Table1.A3" office:value-type="string">
            <text:p text:style-name="P1"/>
          </table:table-cell>
          <table:table-cell table:style-name="Table1.A3" office:value-type="string">
            <text:p text:style-name="P15"/>
          </table:table-cell>
        </table:table-row>
        <table:table-row>
          <table:table-cell table:style-name="Table1.A1" office:value-type="string">
            <text:p text:style-name="P1">Если пакет последний – число байт данных</text:p>
          </table:table-cell>
          <table:table-cell table:style-name="Table1.A1" office:value-type="string">
            <text:p text:style-name="P1"/>
          </table:table-cell>
          <table:table-cell table:style-name="Table1.A1" office:value-type="string">
            <text:p text:style-name="P14">5</text:p>
          </table:table-cell>
        </table:table-row>
        <table:table-row>
          <table:table-cell table:style-name="Table1.A3" office:value-type="string">
            <text:p text:style-name="P1">данные (25 байт)</text:p>
          </table:table-cell>
          <table:table-cell table:style-name="Table1.A3" office:value-type="string">
            <text:p text:style-name="P1"/>
          </table:table-cell>
          <table:table-cell table:style-name="Table1.A3" office:value-type="string">
            <text:p text:style-name="P14">6-30</text:p>
          </table:table-cell>
        </table:table-row>
        <table:table-row>
          <table:table-cell table:style-name="Table1.A1" office:value-type="string">
            <text:p text:style-name="P1">финиш</text:p>
          </table:table-cell>
          <table:table-cell table:style-name="Table1.A1" office:value-type="string">
            <text:p text:style-name="P1">0</text:p>
          </table:table-cell>
          <table:table-cell table:style-name="Table1.A1" office:value-type="string">
            <text:p text:style-name="P14">31</text:p>
          </table:table-cell>
        </table:table-row>
      </table:table>
      <text:h text:style-name="P9" text:outline-level="2">Номера соответствующих команд</text:h>
      <text:p text:style-name="P2">запрос Номер команды данные (номер байтов в массиве данных)</text:p>
      <text:h text:style-name="P10" text:outline-level="3">бт--&gt;станция</text:h>
      <text:p text:style-name="P2">SetMode 0x80 номер режима(0),номер станции(1)</text:p>
      <text:p text:style-name="P2">SetTime 0x81 год-2000(0) месяц(1) день(2) час(3) минута(4) cекнуда(5) (UTC)</text:p>
      <text:p text:style-name="P2">ResetStation 0x82 новый номер станции(0), старый номер станции(1), количество отметок чипов, которое должно быть на данной станции (2-3), время последней отметки на данной станции (4-7)</text:p>
      <text:p text:style-name="P2">GetStatus 0x83</text:p>
      <text:p text:style-name="P2">InitChip 0x84 номер чипа (0-1), текущее время (2-5), информация в 6-7 страницы (6-13)</text:p>
      <text:p text:style-name="P2">GetLastTeam 0x85</text:p>
      <text:p text:style-name="P2">GetChipHistory 0x86 время после которого возвращать считанные с чипов данные (0-3)</text:p>
      <text:p text:style-name="P2">GetStationClones 0x87</text:p>
      <text:p text:style-name="P2">UpdateTeamMask 0x88 номер команды (0-1), новая битовая маска (2-9)</text:p>
      <text:p text:style-name="P2"><text:soft-page-break/>WriteMasterChip 0x89 Тип мастер чипа (0), год-2000 (1), месяц (2), день (3), час (4), минута (5), секунда (6), новый номер станции(7), новый пароль (8-10),старый пароль (11-13), настройки станции (14)</text:p>
      <text:h text:style-name="P10" text:outline-level="3">ответ станции</text:h>
      <text:p text:style-name="P2">SetMode 0x90 код выполнения команды(0), время на станции (1-4)</text:p>
      <text:p text:style-name="P2">SetTime 0x91 код выполнения команды(0), время на станции (1-4)</text:p>
      <text:p text:style-name="P2">ResetStation 0x92 код выполнения команды(0), время на станции (1-4)</text:p>
      <text:p text:style-name="P2">GetStatus 0x93 код выполнения команды(0), время на станции (1-4), номер режима (5), количество отметок на станции (6-7), время последней отметки на станции (8-11)</text:p>
      <text:p text:style-name="P2">InitChip 0x94 код выполнения команды(0), время на станции (1-4), UID чипа (5-11)</text:p>
      <text:p text:style-name="P2">GetLastTeams 0x95 код выполнения команды(0), время на станции (1-4), номер чипа (5-6), время инициализации (7-10), информация из страниц 6-7(11-18), время отметки на станции (19-22)</text:p>
      <text:p text:style-name="P2">GetChipHistory 0x96 код выполнения команды(0), время на станции (1-4), номер чипа(5-6), информация в 6-7 страницах (7-14), номер станции(15), время отметки (16-19),номер станции2(20),время отметки (21-24), номер станции3(0),…</text:p>
      <text:p text:style-name="P2">GetStationClones 0x97 код выполнения команды(0), время на станции (1-4), номер станции с которой сняли лог (5) номер чипа1 (6-7), номера чипа2 (8-9)....</text:p>
      <text:p text:style-name="P2">UpdateTeamMask 0x98 код выполнения команды(0), время на станции (1-4)</text:p>
      <text:p text:style-name="P2">WriteMasterChip 0x99 код выполнения команды(0), время на станции (1-4)</text:p>
      <text:p text:style-name="P2">Ответ на команды GetChipHistory и GetStantionClones будет передаваться последовательно по отдельным командам (до 25 пакетов данных на одну команду) с перерывами на пустой или незаконченных пакет.</text:p>
      <text:h text:style-name="P10" text:outline-level="3">коды выполнения команд:</text:h>
      <text:p text:style-name="P2">0 - ОК</text:p>
      <text:p text:style-name="P2">1 - Неправильный номер станции при функциях SetMode, resetStation</text:p>
      <text:p text:style-name="P2">2 - Ошибка чтения чипа</text:p>
      <text:p text:style-name="P2">3 - Ошибка записи чипа</text:p>
      <text:p text:style-name="P2"><text:soft-page-break/>4 - Чип инициализирован меньше чем неделю назад при команде initChip</text:p>
      <text:p text:style-name="P2">5 - Неправильный номер чипа при команде UpdateTeamMask</text:p>
      <text:p text:style-name="P2">6 - Нет чипа на станции</text:p>
      <text:h text:style-name="P10" text:outline-level="3">Номера режимов при SetMode:</text:h>
      <text:p text:style-name="P2">0 - режим инициализации</text:p>
      <text:p text:style-name="P2">1 - режим КП (как обычного так и финишного. Финишный КП определяется номером станции - 245).</text:p>
      <text:p text:style-name="Normal"/>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Segoe UI" svg:font-family="'Segoe UI'"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7%"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ru" fo:country="RU"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loext:contextual-spacing="false" fo:line-height="107%"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ru" fo:country="RU"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Heading_20_1" style:display-name="Heading 1" style:family="paragraph" style:parent-style-name="Normal" style:default-outline-level="1" style:class="text">
      <style:paragraph-properties fo:margin-top="0.176cm" fo:margin-bottom="0.176cm" loext:contextual-spacing="false" fo:line-height="100%" fo:hyphenation-ladder-count="no-limit"/>
      <style:text-properties style:font-name="Times New Roman" fo:font-family="'Times New Roman'" style:font-family-generic="roman" style:font-pitch="variable" fo:font-size="24pt" fo:font-weight="bold" style:letter-kerning="true" style:font-name-asian="Times New Roman" style:font-family-asian="'Times New Roman'" style:font-family-generic-asian="roman" style:font-pitch-asian="variable" style:font-size-asian="24pt" style:language-asian="ru" style:country-asian="RU" style:font-weight-asian="bold" style:font-name-complex="Times New Roman" style:font-family-complex="'Times New Roman'" style:font-family-generic-complex="roman" style:font-pitch-complex="variable" style:font-size-complex="24pt" style:font-weight-complex="bold" fo:hyphenate="false"/>
    </style:style>
    <style:style style:name="Heading_20_2" style:display-name="Heading 2" style:family="paragraph" style:parent-style-name="Normal" style:default-outline-level="2" style:class="text">
      <style:paragraph-properties fo:margin-top="0.176cm" fo:margin-bottom="0.176cm" loext:contextual-spacing="false" fo:line-height="100%" fo:hyphenation-ladder-count="no-limit"/>
      <style:text-properties style:font-name="Times New Roman" fo:font-family="'Times New Roman'" style:font-family-generic="roman" style:font-pitch="variable" fo:font-size="18pt" fo:font-weight="bold" style:font-name-asian="Times New Roman" style:font-family-asian="'Times New Roman'" style:font-family-generic-asian="roman" style:font-pitch-asian="variable" style:font-size-asian="18pt" style:language-asian="ru" style:country-asian="RU" style:font-weight-asian="bold" style:font-name-complex="Times New Roman" style:font-family-complex="'Times New Roman'" style:font-family-generic-complex="roman" style:font-pitch-complex="variable" style:font-size-complex="18pt" style:font-weight-complex="bold" fo:hyphenate="false"/>
    </style:style>
    <style:style style:name="Heading_20_3" style:display-name="Heading 3" style:family="paragraph" style:parent-style-name="Normal" style:default-outline-level="3" style:class="text">
      <style:paragraph-properties fo:margin-top="0.176cm" fo:margin-bottom="0.176cm" loext:contextual-spacing="false" fo:line-height="100%" fo:hyphenation-ladder-count="no-limit"/>
      <style:text-properties style:font-name="Times New Roman" fo:font-family="'Times New Roman'" style:font-family-generic="roman" style:font-pitch="variable" fo:font-size="13.5pt" fo:font-weight="bold" style:font-name-asian="Times New Roman" style:font-family-asian="'Times New Roman'" style:font-family-generic-asian="roman" style:font-pitch-asian="variable" style:font-size-asian="13.5pt" style:language-asian="ru" style:country-asian="RU" style:font-weight-asian="bold" style:font-name-complex="Times New Roman" style:font-family-complex="'Times New Roman'" style:font-family-generic-complex="roman" style:font-pitch-complex="variable" style:font-size-complex="13.5pt" style:font-weight-complex="bold" fo:hyphenate="false"/>
    </style:style>
    <style:style style:name="Normal" style:family="paragraph">
      <style:paragraph-properties fo:hyphenation-ladder-count="no-limit"/>
      <style:text-properties fo:hyphenate="false"/>
    </style:style>
    <style:style style:name="Normal_20__28_Web_29_" style:display-name="Normal (Web)" style:family="paragraph" style:parent-style-name="Normal">
      <style:paragraph-properties fo:margin-top="0.176cm" fo:margin-bottom="0.176cm" loext:contextual-spacing="false" fo:line-height="100%" fo:hyphenation-ladder-count="no-limi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language-asian="ru" style:country-asian="RU" style:font-name-complex="Times New Roman" style:font-family-complex="'Times New Roman'" style:font-family-generic-complex="roman" style:font-pitch-complex="variable" style:font-size-complex="12pt" fo:hyphenate="false"/>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New Roman" fo:font-family="'Times New Roman'" style:font-family-generic="roman" style:font-pitch="variable" fo:font-size="24pt" fo:font-weight="bold" style:letter-kerning="true" style:font-name-asian="Times New Roman" style:font-family-asian="'Times New Roman'" style:font-family-generic-asian="roman" style:font-pitch-asian="variable" style:font-size-asian="24pt" style:language-asian="ru" style:country-asian="RU" style:font-weight-asian="bold" style:font-name-complex="Times New Roman" style:font-family-complex="'Times New Roman'" style:font-family-generic-complex="roman" style:font-pitch-complex="variable" style:font-size-complex="24pt" style:font-weight-complex="bold"/>
    </style:style>
    <style:style style:name="Heading_20_2_20_Char" style:display-name="Heading 2 Char" style:family="text" style:parent-style-name="Default_20_Paragraph_20_Font">
      <style:text-properties style:font-name="Times New Roman" fo:font-family="'Times New Roman'" style:font-family-generic="roman" style:font-pitch="variable" fo:font-size="18pt" fo:font-weight="bold" style:font-name-asian="Times New Roman" style:font-family-asian="'Times New Roman'" style:font-family-generic-asian="roman" style:font-pitch-asian="variable" style:font-size-asian="18pt" style:language-asian="ru" style:country-asian="RU" style:font-weight-asian="bold" style:font-name-complex="Times New Roman" style:font-family-complex="'Times New Roman'" style:font-family-generic-complex="roman" style:font-pitch-complex="variable" style:font-size-complex="18pt" style:font-weight-complex="bold"/>
    </style:style>
    <style:style style:name="Heading_20_3_20_Char" style:display-name="Heading 3 Char" style:family="text" style:parent-style-name="Default_20_Paragraph_20_Font">
      <style:text-properties style:font-name="Times New Roman" fo:font-family="'Times New Roman'" style:font-family-generic="roman" style:font-pitch="variable" fo:font-size="13.5pt" fo:font-weight="bold" style:font-name-asian="Times New Roman" style:font-family-asian="'Times New Roman'" style:font-family-generic-asian="roman" style:font-pitch-asian="variable" style:font-size-asian="13.5pt" style:language-asian="ru" style:country-asian="RU" style:font-weight-asian="bold" style:font-name-complex="Times New Roman" style:font-family-complex="'Times New Roman'" style:font-family-generic-complex="roman" style:font-pitch-complex="variable" style:font-size-complex="13.5pt" style:font-weight-complex="bold"/>
    </style:style>
    <style:style style:name="Emphasis" style:family="text" style:parent-style-name="Default_20_Paragraph_20_Font">
      <style:text-properties fo:font-style="italic" style:font-style-asian="italic" style:font-style-complex="italic"/>
    </style:style>
    <style:style style:name="WW_5f_CharLFO3LVL1" style:display-name="WW_CharLFO3LVL1" style:family="text">
      <style:text-properties style:font-name="Symbol" fo:font-family="Symbol" style:font-family-generic="roman" style:font-pitch="variable" style:font-charset="x-symbol" fo:font-size="10pt" style:font-size-asian="10pt"/>
    </style:style>
    <style:style style:name="WW_5f_CharLFO3LVL2" style:display-name="WW_CharLFO3LVL2" style:family="text">
      <style:text-properties style:font-name="Courier New" fo:font-family="'Courier New'" style:font-family-generic="modern" style:font-pitch="fixed" fo:font-size="10pt" style:font-size-asian="10pt"/>
    </style:style>
    <style:style style:name="WW_5f_CharLFO3LVL3" style:display-name="WW_CharLFO3LVL3" style:family="text">
      <style:text-properties style:font-name="Wingdings" fo:font-family="Wingdings" style:font-family-generic="system" style:font-pitch="variable" style:font-charset="x-symbol" fo:font-size="10pt" style:font-size-asian="10pt"/>
    </style:style>
    <style:style style:name="WW_5f_CharLFO3LVL4" style:display-name="WW_CharLFO3LVL4" style:family="text">
      <style:text-properties style:font-name="Wingdings" fo:font-family="Wingdings" style:font-family-generic="system" style:font-pitch="variable" style:font-charset="x-symbol" fo:font-size="10pt" style:font-size-asian="10pt"/>
    </style:style>
    <style:style style:name="WW_5f_CharLFO3LVL5" style:display-name="WW_CharLFO3LVL5" style:family="text">
      <style:text-properties style:font-name="Wingdings" fo:font-family="Wingdings" style:font-family-generic="system" style:font-pitch="variable" style:font-charset="x-symbol" fo:font-size="10pt" style:font-size-asian="10pt"/>
    </style:style>
    <style:style style:name="WW_5f_CharLFO3LVL6" style:display-name="WW_CharLFO3LVL6" style:family="text">
      <style:text-properties style:font-name="Wingdings" fo:font-family="Wingdings" style:font-family-generic="system" style:font-pitch="variable" style:font-charset="x-symbol" fo:font-size="10pt" style:font-size-asian="10pt"/>
    </style:style>
    <style:style style:name="WW_5f_CharLFO3LVL7" style:display-name="WW_CharLFO3LVL7" style:family="text">
      <style:text-properties style:font-name="Wingdings" fo:font-family="Wingdings" style:font-family-generic="system" style:font-pitch="variable" style:font-charset="x-symbol" fo:font-size="10pt" style:font-size-asian="10pt"/>
    </style:style>
    <style:style style:name="WW_5f_CharLFO3LVL8" style:display-name="WW_CharLFO3LVL8" style:family="text">
      <style:text-properties style:font-name="Wingdings" fo:font-family="Wingdings" style:font-family-generic="system" style:font-pitch="variable" style:font-charset="x-symbol" fo:font-size="10pt" style:font-size-asian="10pt"/>
    </style:style>
    <style:style style:name="WW_5f_CharLFO3LVL9" style:display-name="WW_CharLFO3LVL9" style:family="text">
      <style:text-properties style:font-name="Wingdings" fo:font-family="Wingdings" style:font-family-generic="system" style:font-pitch="variable" style:font-charset="x-symbol" fo:font-size="10pt" style:font-size-asian="10pt"/>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3cm" fo:margin-right="1.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2.1$Windows_X86_64 LibreOffice_project/65905a128db06ba48db947242809d14d3f9a93fe</meta:generator>
    <dc:title/>
    <dc:description/>
    <dc:subject/>
    <meta:initial-creator>Kalugin, Andrey</meta:initial-creator>
    <meta:creation-date>2019-02-27T10:00:00Z</meta:creation-date>
    <dc:date>2019-02-27T23:03:05.430000000</dc:date>
    <meta:editing-cycles>3</meta:editing-cycles>
    <meta:editing-duration>PT1H2M32S</meta:editing-duration>
    <meta:document-statistic meta:table-count="1" meta:image-count="0" meta:object-count="0" meta:page-count="8" meta:paragraph-count="111" meta:word-count="1765" meta:character-count="11361" meta:non-whitespace-character-count="9716"/>
    <meta:template xlink:type="simple" xlink:actuate="onRequest" xlink:title="" xlink:href="Normal.dotm"/>
  </office:meta>
</office:document-meta>
</file>